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name-complex="Calibri1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8" style:family="paragraph" style:parent-style-name="List_20_Paragraph">
      <style:paragraph-properties fo:margin-top="0in" fo:margin-bottom="0in" loext:contextual-spacing="false" fo:line-height="150%" fo:text-align="justify" style:justify-single-word="false"/>
    </style:style>
    <style:style style:name="P9" style:family="paragraph" style:parent-style-name="List_20_Paragraph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10" style:family="paragraph" style:parent-style-name="List_20_Paragraph">
      <style:text-properties fo:font-size="12pt" fo:font-weight="bold" style:font-size-asian="12pt" style:font-weight-asian="bold" style:font-size-complex="12pt"/>
    </style:style>
    <style:style style:name="P11" style:family="paragraph" style:parent-style-name="List_20_Paragraph">
      <style:paragraph-properties fo:margin-left="1.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12" style:family="paragraph" style:parent-style-name="List_20_Paragraph">
      <style:paragraph-properties fo:margin-left="1in" fo:margin-right="0in" fo:margin-top="0in" fo:margin-bottom="0in" loext:contextual-spacing="false" fo:line-height="150%" fo:text-indent="0in" style:auto-text-indent="false"/>
    </style:style>
    <style:style style:name="P13" style:family="paragraph" style:parent-style-name="List_20_Paragraph">
      <style:paragraph-properties fo:margin-left="1in" fo:margin-right="0in" fo:margin-top="0in" fo:margin-bottom="0in" loext:contextual-spacing="false" fo:line-height="150%" fo:text-align="justify" style:justify-single-word="false" fo:text-indent="0in" style:auto-text-indent="false"/>
    </style:style>
    <style:style style:name="P14" style:family="paragraph" style:parent-style-name="List_20_Paragraph">
      <style:paragraph-properties fo:margin-left="1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15" style:family="paragraph" style:parent-style-name="List_20_Paragraph">
      <style:paragraph-properties fo:margin-left="0.5in" fo:margin-right="0in" fo:margin-top="0in" fo:margin-bottom="0in" loext:contextual-spacing="false" fo:line-height="150%" fo:text-indent="0.5in" style:auto-text-indent="false"/>
      <style:text-properties fo:font-size="12pt" style:font-size-asian="12pt" style:font-size-complex="12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List_20_Paragraph" style:list-style-name="WWNum3">
      <style:paragraph-properties fo:text-align="justify" style:justify-single-word="false"/>
    </style:style>
    <style:style style:name="P18" style:family="paragraph" style:parent-style-name="List_20_Paragraph" style:list-style-name="WWNum3">
      <style:paragraph-properties fo:text-align="justify" style:justify-single-word="false"/>
      <style:text-properties style:font-name-complex="Calibri1"/>
    </style:style>
    <style:style style:name="P19" style:family="paragraph" style:parent-style-name="List_20_Paragraph">
      <style:paragraph-properties fo:margin-top="0in" fo:margin-bottom="0in" loext:contextual-spacing="false" fo:line-height="150%" fo:text-align="justify" style:justify-single-word="false"/>
    </style:style>
    <style:style style:name="P20" style:family="paragraph" style:parent-style-name="List_20_Paragraph" style:list-style-name="WWNum7">
      <style:paragraph-properties fo:margin-top="0in" fo:margin-bottom="0in" loext:contextual-spacing="false" fo:line-height="150%" fo:text-align="justify" style:justify-single-word="false"/>
    </style:style>
    <style:style style:name="P21" style:family="paragraph" style:parent-style-name="List_20_Paragraph" style:list-style-name="WWNum4">
      <style:paragraph-properties fo:margin-top="0in" fo:margin-bottom="0in" loext:contextual-spacing="false" fo:line-height="150%" fo:text-align="justify" style:justify-single-word="false"/>
    </style:style>
    <style:style style:name="P22" style:family="paragraph" style:parent-style-name="List_20_Paragraph" style:list-style-name="WWNum4">
      <style:paragraph-properties fo:margin-top="0in" fo:margin-bottom="0in" loext:contextual-spacing="false" fo:line-height="150%" fo:text-align="justify" style:justify-single-word="false"/>
      <style:text-properties officeooo:paragraph-rsid="001507f0"/>
    </style:style>
    <style:style style:name="P23" style:family="paragraph" style:parent-style-name="List_20_Paragraph" style:list-style-name="WWNum5">
      <style:paragraph-properties fo:margin-top="0in" fo:margin-bottom="0in" loext:contextual-spacing="false" fo:line-height="150%" fo:text-align="justify" style:justify-single-word="false"/>
    </style:style>
    <style:style style:name="P24" style:family="paragraph" style:parent-style-name="List_20_Paragraph" style:list-style-name="WWNum5">
      <style:paragraph-properties fo:margin-top="0in" fo:margin-bottom="0in" loext:contextual-spacing="false" fo:line-height="150%" fo:text-align="justify" style:justify-single-word="false"/>
      <style:text-properties officeooo:paragraph-rsid="001507f0"/>
    </style:style>
    <style:style style:name="P25" style:family="paragraph" style:parent-style-name="List_20_Paragraph">
      <style:paragraph-properties fo:margin-top="0in" fo:margin-bottom="0in" loext:contextual-spacing="false" fo:line-height="150%" fo:text-align="justify" style:justify-single-word="false"/>
      <style:text-properties officeooo:rsid="00242d9a" officeooo:paragraph-rsid="00242d9a"/>
    </style:style>
    <style:style style:name="T1" style:family="text">
      <style:text-properties fo:font-size="12pt" fo:font-weight="bold" style:font-size-asian="12pt" style:font-weight-asian="bold" style:font-name-complex="Calibri1" style:font-size-complex="12pt"/>
    </style:style>
    <style:style style:name="T2" style:family="text">
      <style:text-properties fo:font-size="12pt" fo:font-weight="bold" officeooo:rsid="00205622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205622" style:font-size-asian="12pt" style:font-weight-asian="bold" style:font-size-complex="12pt"/>
    </style:style>
    <style:style style:name="T5" style:family="text">
      <style:text-properties fo:font-size="12pt" fo:font-weight="bold" officeooo:rsid="001507f0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1cf75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6dd52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396e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cb31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c67d5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dec4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eda21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name-complex="Calibri1" style:font-size-complex="12pt"/>
    </style:style>
    <style:style style:name="T14" style:family="text">
      <style:text-properties fo:font-size="12pt" officeooo:rsid="0021fb19" style:font-size-asian="12pt" style:font-name-complex="Calibri1" style:font-size-complex="12pt"/>
    </style:style>
    <style:style style:name="T15" style:family="text">
      <style:text-properties fo:font-size="12pt" officeooo:rsid="002292be" style:font-size-asian="12pt" style:font-name-complex="Calibri1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1cf75" style:font-size-asian="12pt" style:font-size-complex="12pt"/>
    </style:style>
    <style:style style:name="T18" style:family="text">
      <style:text-properties fo:font-size="12pt" officeooo:rsid="0016dd52" style:font-size-asian="12pt" style:font-size-complex="12pt"/>
    </style:style>
    <style:style style:name="T19" style:family="text">
      <style:text-properties fo:font-size="12pt" officeooo:rsid="0019396e" style:font-size-asian="12pt" style:font-size-complex="12pt"/>
    </style:style>
    <style:style style:name="T20" style:family="text">
      <style:text-properties fo:font-size="12pt" officeooo:rsid="001aef4d" style:font-size-asian="12pt" style:font-size-complex="12pt"/>
    </style:style>
    <style:style style:name="T21" style:family="text">
      <style:text-properties fo:font-size="12pt" officeooo:rsid="001c67d5" style:font-size-asian="12pt" style:font-size-complex="12pt"/>
    </style:style>
    <style:style style:name="T22" style:family="text">
      <style:text-properties fo:font-size="12pt" officeooo:rsid="001dec45" style:font-size-asian="12pt" style:font-size-complex="12pt"/>
    </style:style>
    <style:style style:name="T23" style:family="text">
      <style:text-properties fo:font-size="12pt" officeooo:rsid="001eda21" style:font-size-asian="12pt" style:font-size-complex="12pt"/>
    </style:style>
    <style:style style:name="T24" style:family="text">
      <style:text-properties fo:font-size="12pt" officeooo:rsid="00205622" style:font-size-asian="12pt" style:font-size-complex="12pt"/>
    </style:style>
    <style:style style:name="T25" style:family="text">
      <style:text-properties fo:font-size="12pt" fo:font-style="italic" fo:font-weight="bold" style:font-size-asian="12pt" style:font-style-asian="italic" style:font-weight-asian="bold" style:font-name-complex="Calibri1" style:font-size-complex="12pt"/>
    </style:style>
    <style:style style:name="T26" style:family="text">
      <style:text-properties fo:font-size="12pt" fo:font-style="italic" style:font-size-asian="12pt" style:font-style-asian="italic" style:font-name-complex="Calibri1" style:font-size-complex="12pt"/>
    </style:style>
    <style:style style:name="T27" style:family="text">
      <style:text-properties fo:font-size="12pt" fo:font-style="italic" style:font-size-asian="12pt" style:font-style-asian="italic" style:font-size-complex="12pt"/>
    </style:style>
    <style:style style:name="T28" style:family="text">
      <style:text-properties fo:font-size="12pt" fo:font-weight="normal" officeooo:rsid="001507f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05622" style:font-size-asian="12pt" style:font-weight-asian="normal" style:font-name-complex="Calibri1" style:font-size-complex="12pt" style:font-weight-complex="normal"/>
    </style:style>
    <style:style style:name="T30" style:family="text">
      <style:text-properties style:font-name-complex="Calibri1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name-complex="Calibri1"/>
    </style:style>
    <style:style style:name="T33" style:family="text">
      <style:text-properties fo:font-weight="bold" officeooo:rsid="00205622" style:font-weight-asian="bold"/>
    </style:style>
    <style:style style:name="T34" style:family="text">
      <style:text-properties fo:color="#ff0000" fo:font-size="12pt" style:font-size-asian="12pt" style:font-size-complex="12pt"/>
    </style:style>
    <style:style style:name="T35" style:family="text">
      <style:text-properties officeooo:rsid="002056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/text:p>
      <text:p text:style-name="P4"><text:span text:style-name="T31">Database System </text:span><text:span text:style-name="T33">Project (Spring 2019)</text:span></text:p>
      <text:p text:style-name="P7">1.0 Introduction</text:p>
      <text:p text:style-name="P5"><text:span text:style-name="T29">This is a </text:span><text:span text:style-name="T1">Sales Management System</text:span><text:span text:style-name="T13"> for </text:span><text:span text:style-name="T25">MasterOwl</text:span><text:span text:style-name="T13">, </text:span><text:span text:style-name="T1">a ComicBook</text:span><text:span text:style-name="T13"> stor</text:span><text:bookmark text:name="_GoBack"/><text:span text:style-name="T13">e that sells children’s comic books </text:span><text:span text:style-name="T14">and T-shirts </text:span><text:span text:style-name="T13">online. The Sales Management System uses a Relational Database to maintain the sales and customer records and </text:span><text:span text:style-name="T15">to</text:span><text:span text:style-name="T13"> support the queries. </text:span><text:span text:style-name="T2">I used an Oracle database management system.</text:span></text:p>
      <text:p text:style-name="P5"><text:span text:style-name="T13">The store sells </text:span><text:span text:style-name="T1">comic books</text:span><text:span text:style-name="T13"> and other items like </text:span><text:span text:style-name="T1">T-shirts</text:span><text:span text:style-name="T13"> online. Comic books and T-shirts are considered as </text:span><text:span text:style-name="T1">StoreItems</text:span><text:span text:style-name="T13">. <text:s/>A </text:span><text:span text:style-name="T1">comic book</text:span><text:span text:style-name="T13"> may have 0 or more copies. </text:span></text:p>
      <text:p text:style-name="P5"><text:span text:style-name="T13">All </text:span><text:span text:style-name="T1">StoreItems</text:span><text:span text:style-name="T13"> have an </text:span><text:span text:style-name="T26">ItemId</text:span><text:span text:style-name="T25"> </text:span><text:span text:style-name="T1">(unique)</text:span><text:span text:style-name="T13"> and </text:span><text:span text:style-name="T26">price</text:span><text:span text:style-name="T1">.</text:span><text:span text:style-name="T13"> Each comic book has an </text:span><text:span text:style-name="T26">ISBN</text:span><text:span text:style-name="T13"> (unique), </text:span><text:span text:style-name="T26">title,</text:span><text:span text:style-name="T13"> </text:span><text:span text:style-name="T26">publishedDate</text:span><text:span text:style-name="T13"> and </text:span><text:span text:style-name="T26">no. of copies</text:span><text:span text:style-name="T13">. A T-shirt will have a </text:span><text:span text:style-name="T26">size</text:span><text:span text:style-name="T13">. </text:span></text:p>
      <text:p text:style-name="P5"><text:span text:style-name="T13">A </text:span><text:span text:style-name="T1">Customer</text:span><text:span text:style-name="T13"> can be a Regular Customer (</text:span><text:span text:style-name="T26">Custid, name, phone/email, address</text:span><text:span text:style-name="T13">) or a </text:span><text:span text:style-name="T1">Gold Customer</text:span><text:span text:style-name="T13">. A </text:span><text:span text:style-name="T1">Gold Customer</text:span><text:span text:style-name="T13">, in addition to having all the attributes of a customer, also has an additional attribute, </text:span><text:span text:style-name="T26">dateJoined</text:span><text:span text:style-name="T13">. A GoldCustomer pays an annual fee and does not have to pay the shipping fee on her/his orders.</text:span></text:p>
      <text:p text:style-name="P5"><text:span text:style-name="T13">A Customer (or a Goldcustomer) orders StoreItems and an </text:span><text:span text:style-name="T1">ItemOrder (Note: order by is a SQL key word) </text:span><text:span text:style-name="T13"><text:s/>contains the </text:span><text:span text:style-name="T26">orderid </text:span><text:span text:style-name="T13">(unique), </text:span><text:span text:style-name="T26">custid, itemid,</text:span><text:span text:style-name="T13"> </text:span><text:span text:style-name="T26">date of order</text:span><text:span text:style-name="T13">, </text:span><text:span text:style-name="T26">no.ofItems</text:span><text:span text:style-name="T13">, </text:span><text:span text:style-name="T26">shippedDate</text:span><text:span text:style-name="T13">, </text:span><text:span text:style-name="T26">shippingFee</text:span><text:span text:style-name="T13">. </text:span></text:p>
      <text:p text:style-name="P6">Each customer’s order includes a flat rate of 5% tax (for all customers) on the order total.</text:p>
      <text:p text:style-name="P5"><text:span text:style-name="T1">GoldCustomers</text:span><text:span text:style-name="T13"> have no shipping fee and 10% discount on an order of $100. </text:span></text:p>
      <text:p text:style-name="P6"/>
      <text:p text:style-name="P3">1.1 Constraints enforced:</text:p>
      <text:list xml:id="list2996654508" text:style-name="WWNum3">
        <text:list-item>
          <text:p text:style-name="P17"><text:span text:style-name="T30">The custType of a customer can be of only one of the two values, namely, ‘</text:span><text:span text:style-name="T32">regular</text:span><text:span text:style-name="T30">’, or</text:span><text:span text:style-name="T32">’gold</text:span><text:span text:style-name="T30">’.</text:span></text:p>
        </text:list-item>
        <text:list-item>
          <text:p text:style-name="P18">Phone (or email) must be unique and not null.</text:p>
        </text:list-item>
        <text:list-item>
          <text:p text:style-name="P18">The no.of copies of a ComicBook cannot be &lt; 0.</text:p>
        </text:list-item>
        <text:list-item>
          <text:p text:style-name="P18">The no. of copies of any book ordered cannot be more than the available no. of copies of that book.</text:p>
        </text:list-item>
        <text:list-item>
          <text:p text:style-name="P18">The shippedDate cannot be less than the OrderedDate.</text:p>
        </text:list-item>
        <text:list-item>
          <text:p text:style-name="P18">When a regular customer orders books, the shipping fee is $10. Before the books are shipped (ie. the shippedDate is null), if the custType of that customer changes to ‘gold’, then the shipping fee must be changed to 0 on all orders that are not shipped yet.</text:p>
        </text:list-item>
      </text:list>
      <text:p text:style-name="P2"><text:soft-page-break/>2.0 Functionality and Queries implemented</text:p>
      <text:list xml:id="list911797153" text:style-name="WWNum7">
        <text:list-item>
          <text:p text:style-name="P20"><text:span text:style-name="T24">Create</text:span><text:span text:style-name="T16"> a few customers (a mix of regular and gold customers), a few Comic Books, T-shirts, Customers etc.</text:span></text:p>
        </text:list-item>
      </text:list>
      <text:list xml:id="list2847635819" text:style-name="WWNum4">
        <text:list-item>
          <text:p text:style-name="P22"><text:span text:style-name="T24">Write</text:span><text:span text:style-name="T16"> a </text:span><text:span text:style-name="T3">PLSQL procedure</text:span><text:span text:style-name="T16">, </text:span><text:span text:style-name="T3">addItemOrder()</text:span><text:span text:style-name="T16"> that takes several parameters – </text:span><text:span text:style-name="T27">orderid, itemid, customerid, date ordered, number ordered and shipped date</text:span><text:span text:style-name="T16">). </text:span><text:span text:style-name="T28">(tested in </text:span><text:span text:style-name="T5">fourth.lst</text:span><text:span text:style-name="T28">)</text:span></text:p>
        </text:list-item>
      </text:list>
      <text:p text:style-name="P8"><text:span text:style-name="T3">The procedure </text:span><text:span text:style-name="T4">does</text:span><text:span text:style-name="T3"> the following</text:span><text:span text:style-name="T16">:</text:span></text:p>
      <text:list xml:id="list66333413" text:style-name="WWNum5">
        <text:list-item>
          <text:p text:style-name="P23"><text:span text:style-name="T16">Check if the no.of books ordered is &lt;= no. of copies available for that book. <text:s/>If not, take an appropriate action (for example, display an error message and exit). </text:span><text:span text:style-name="T17">(</text:span><text:span text:style-name="T24">tested in </text:span><text:span text:style-name="T6">fourth.lst</text:span><text:span text:style-name="T17">)</text:span></text:p>
        </text:list-item>
        <text:list-item>
          <text:p text:style-name="P24"><text:span text:style-name="T16">Check if the customer is regular or gold member. If gold member, make shipping fee 0. Otherwise, add a flat shipping fee of $10.00. </text:span><text:span text:style-name="T17">(</text:span><text:span text:style-name="T24">tested </text:span><text:span text:style-name="T17">in </text:span><text:span text:style-name="T6">fourth.lst</text:span><text:span text:style-name="T17">)</text:span></text:p>
        </text:list-item>
        <text:list-item>
          <text:p text:style-name="P24"><text:span text:style-name="T16">Add the order into ItemOrders. </text:span><text:span text:style-name="T34">Note</text:span><text:span text:style-name="T16">: Make the shippedDate NULL (this can be changed later). </text:span><text:span text:style-name="T17">(</text:span><text:span text:style-name="T24">tested </text:span><text:span text:style-name="T17">in </text:span><text:span text:style-name="T6">fourth.lst</text:span><text:span text:style-name="T17">)</text:span></text:p>
        </text:list-item>
        <text:list-item>
          <text:p text:style-name="P24"><text:span text:style-name="T16">Update the no. of copies in the ComicBook table. </text:span><text:span text:style-name="T17">(</text:span><text:span text:style-name="T24">tested</text:span><text:span text:style-name="T17"> in </text:span><text:span text:style-name="T6">fourth.lst</text:span><text:span text:style-name="T17">)</text:span></text:p>
        </text:list-item>
      </text:list>
      <text:p text:style-name="P11"/>
      <text:list xml:id="list151455433863914" text:continue-list="list2847635819" text:style-name="WWNum4">
        <text:list-item>
          <text:p text:style-name="P21"><text:span text:style-name="T16">Write (and test) a </text:span><text:span text:style-name="T3">Trigger</text:span><text:span text:style-name="T16"> that does the following:</text:span></text:p>
        </text:list-item>
      </text:list>
      <text:p text:style-name="P13"><text:span text:style-name="T16">After the custType in Customer is updated to ‘gold’, then check the BookOrder table and if that customer has any orders pending (not shipped yet), set the </text:span><text:span text:style-name="T27">shippingFee</text:span><text:span text:style-name="T16"> to 0. </text:span><text:span text:style-name="T18">(</text:span><text:span text:style-name="T24">tested in</text:span><text:span text:style-name="T18"> </text:span><text:span text:style-name="T7">sixth.lst</text:span><text:span text:style-name="T18">)</text:span></text:p>
      <text:p text:style-name="P14"/>
      <text:list xml:id="list151455365109363" text:continue-numbering="true" text:style-name="WWNum4">
        <text:list-item>
          <text:p text:style-name="P21"><text:span text:style-name="T16">Write a PLSQL procedure that given an </text:span><text:span text:style-name="T27">orderid </text:span><text:span text:style-name="T16">and </text:span><text:span text:style-name="T27">shipping date</text:span><text:span text:style-name="T16"> as parameters, sets the </text:span><text:span text:style-name="T27">shippingDate</text:span><text:span text:style-name="T16">. </text:span><text:span text:style-name="T19">(</text:span><text:span text:style-name="T24">tested in </text:span><text:span text:style-name="T8">seventh.lst</text:span><text:span text:style-name="T19">)</text:span></text:p>
        </text:list-item>
      </text:list>
      <text:p text:style-name="P9"/>
      <text:list xml:id="list151455777291277" text:continue-numbering="true" text:style-name="WWNum4">
        <text:list-item>
          <text:p text:style-name="P21"><text:span text:style-name="T16">Write a PLSQL function that takes an </text:span><text:span text:style-name="T27">orderid</text:span><text:span text:style-name="T16">, computes the total for that order and returns the total. The function should consider the customer type, tax </text:span><text:span text:style-name="T20">(flat tax of 5% for everyone and everything)</text:span><text:span text:style-name="T16">, shipping fee</text:span><text:span text:style-name="T20">(10 for regular, 0 for gold),</text:span><text:span text:style-name="T16"> </text:span><text:span text:style-name="T20">discount (10% on orders of &gt;=100) </text:span><text:span text:style-name="T21">(</text:span><text:span text:style-name="T24">tested in</text:span><text:span text:style-name="T21"> </text:span><text:span text:style-name="T9">eigth</text:span><text:span text:style-name="T10">.lst</text:span><text:span text:style-name="T21">)</text:span></text:p>
        </text:list-item>
      </text:list>
      <text:p text:style-name="P9"><text:soft-page-break/></text:p>
      <text:list xml:id="list151455124045425" text:continue-numbering="true" text:style-name="WWNum4">
        <text:list-item>
          <text:p text:style-name="P21"><text:span text:style-name="T16">Write a PLSQL procedure that takes a </text:span><text:span text:style-name="T27">customerid</text:span><text:span text:style-name="T16"> and a </text:span><text:span text:style-name="T27">date</text:span><text:span text:style-name="T16"> as parameters and displays the </text:span><text:span text:style-name="T3">details of each ItemOrder</text:span><text:span text:style-name="T16"> after the date given as a parameter. </text:span></text:p>
        </text:list-item>
      </text:list>
      <text:p text:style-name="List_20_Paragraph"><text:span text:style-name="T16">The details of each </text:span><text:span text:style-name="T3">ItemOrder</text:span><text:span text:style-name="T16"> </text:span><text:span text:style-name="T24">includes t</text:span><text:span text:style-name="T16">he details of </text:span><text:span text:style-name="T3">Customer</text:span><text:span text:style-name="T16">, details of Item </text:span><text:span text:style-name="T3">ordered</text:span><text:span text:style-name="T16">, and </text:span><text:span text:style-name="T3">payment</text:span><text:span text:style-name="T16"> details.</text:span></text:p>
      <text:p text:style-name="P10"/>
      <text:p text:style-name="List_20_Paragraph"><text:span text:style-name="T3">Customer details : <text:s/></text:span><text:span text:style-name="T16">custid, name, phone, address</text:span></text:p>
      <text:p text:style-name="P10"/>
      <text:p text:style-name="P10">For each itemOrder , the following details <text:span text:style-name="T35">are present</text:span>:</text:p>
      <text:p text:style-name="P10"/>
      <text:p text:style-name="P15">Orderid, itemid, item title (name), price of item, Date Ordered and shipped date.</text:p>
      <text:p text:style-name="P12"><text:span text:style-name="T3">Payment details</text:span><text:span text:style-name="T16">: <text:s/>Total for all items, tax, shipping fee, any discount applied (in case of Gold Customers) and the grand total. </text:span><text:span text:style-name="T22">(</text:span><text:span text:style-name="T24">tested in </text:span><text:span text:style-name="T11">tenth.lst</text:span><text:span text:style-name="T22">)</text:span></text:p>
      <text:list xml:id="list151456140099428" text:continue-numbering="true" text:style-name="WWNum4">
        <text:list-item>
          <text:p text:style-name="P21"><text:span text:style-name="T16">Create a </text:span><text:span text:style-name="T3">formatted Report</text:span><text:span text:style-name="T16"> which displays the details of orders for a given customer as in e) above. The only difference between e) and f) is that in f), </text:span><text:span text:style-name="T24">I</text:span><text:span text:style-name="T16"> show the details formatted as a report (with a centered title, date etc). </text:span><text:span text:style-name="T23">(</text:span><text:span text:style-name="T24">tested in</text:span><text:span text:style-name="T23"> </text:span><text:span text:style-name="T12">tenth.lst</text:span><text:span text:style-name="T23">)</text:span></text:p>
        </text:list-item>
      </text:list>
      <text:p text:style-name="P8"><text:span text:style-name="T23"/></text:p>
      <text:p text:style-name="P8"><text:span text:style-name="T23"/></text:p>
      <text:p text:style-name="P25"><text:span text:style-name="T23">N</text:span><text:span text:style-name="T16">ote:</text:span></text:p>
      <text:p text:style-name="P25"><text:span text:style-name="T16">my_tables.sql contains all my tables</text:span></text:p>
      <text:p text:style-name="P25"><text:span text:style-name="T16">Store_queries.sql is all my tables being populated</text:span></text:p>
      <text:p text:style-name="P25"><text:span text:style-name="T16">addItem.sql contains my PART A, TESTED in fourth.lst</text:span></text:p>
      <text:p text:style-name="P25"><text:span text:style-name="T16">gold_trig.sql contains my PART B, TESTED in sixth.lst</text:span></text:p>
      <text:p text:style-name="P25"><text:span text:style-name="T16">set_shipd.sql contains my PART C, TESTED in seventh.lst</text:span></text:p>
      <text:p text:style-name="P25"><text:span text:style-name="T16">com_Tot.sql contains my PART D, TESTED in eight.lst</text:span></text:p>
      <text:p text:style-name="P25"><text:span text:style-name="T16">mass_Details.sql contains my PART E, TESTED in tenth.lst</text:span></text:p>
      <text:p text:style-name="P25"><text:span text:style-name="T16">make_Report.sql contains my PART F, the file that it spooled into is sales_Report.txt, TESTED in tenth.l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" style:num-suffix=".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11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12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13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14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15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</meta:initial-creator>
    <meta:editing-cycles>76</meta:editing-cycles>
    <meta:creation-date>2019-04-28T00:53:00</meta:creation-date>
    <dc:date>2019-07-31T15:14:53.914822529</dc:date>
    <meta:editing-duration>PT21H43M21S</meta:editing-duration>
    <meta:generator>LibreOffice/5.3.6.1$Linux_X86_64 LibreOffice_project/30$Build-1</meta:generator>
    <meta:document-statistic meta:table-count="0" meta:image-count="0" meta:object-count="0" meta:page-count="3" meta:paragraph-count="46" meta:word-count="814" meta:character-count="4839" meta:non-whitespace-character-count="40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